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18.96pt"/>
    </style:style>
    <style:style style:name="co3" style:family="table-column">
      <style:table-column-properties fo:break-before="auto" style:column-width="248.85pt"/>
    </style:style>
    <style:style style:name="co4" style:family="table-column">
      <style:table-column-properties fo:break-before="auto" style:column-width="153.55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22.96pt"/>
    </style:style>
    <style:style style:name="co7" style:family="table-column">
      <style:table-column-properties fo:break-before="auto" style:column-width="235.05pt"/>
    </style:style>
    <style:style style:name="co8" style:family="table-column">
      <style:table-column-properties fo:break-before="auto" style:column-width="17.74pt"/>
    </style:style>
    <style:style style:name="co9" style:family="table-column">
      <style:table-column-properties fo:break-before="auto" style:column-width="168.04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es-db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office:value-type="string" calcext:value-type="string">
            <text:p>accounts-ledger/accounts-ledger-create.sql:qal_acc_trans</text:p>
          </table:table-cell>
          <table:table-cell table:formula="of:=FIND(&quot;:&quot;;[.C1])" office:value-type="float" office:value="43" calcext:value-type="float">
            <text:p>43</text:p>
          </table:table-cell>
          <table:table-cell table:formula="of:=LEFT([.C1];[.D1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acc_trans</text:p>
          </table:table-cell>
          <table:table-cell table:formula="of:=FIND(&quot;_&quot;;[.C1];[.D1])" office:value-type="float" office:value="47" calcext:value-type="float">
            <text:p>47</text:p>
          </table:table-cell>
          <table:table-cell office:value-type="string" calcext:value-type="string">
            <text:p>acc_tran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cc_trans</text:p>
          </table:table-cell>
          <table:table-cell table:formula="of:=FIND(&quot;:&quot;;[.K1])" office:value-type="float" office:value="28" calcext:value-type="float">
            <text:p>28</text:p>
          </table:table-cell>
          <table:table-cell table:formula="of:=LEFT([.K1];[.L1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cc_tra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contacts/accounts-contacts-create.sql:qal_address</text:p>
          </table:table-cell>
          <table:table-cell table:formula="of:=FIND(&quot;:&quot;;[.C2])" office:value-type="float" office:value="47" calcext:value-type="float">
            <text:p>47</text:p>
          </table:table-cell>
          <table:table-cell table:formula="of:=LEFT([.C2];[.D2]-1)" office:value-type="string" office:string-value="accounts-contacts/accounts-contacts-create.sql" calcext:value-type="string">
            <text:p>accounts-contacts/accounts-contacts-create.sql</text:p>
          </table:table-cell>
          <table:table-cell office:value-type="string" calcext:value-type="string">
            <text:p>qal_address</text:p>
          </table:table-cell>
          <table:table-cell table:formula="of:=FIND(&quot;_&quot;;[.C2];[.D2])" office:value-type="float" office:value="51" calcext:value-type="float">
            <text:p>51</text:p>
          </table:table-cell>
          <table:table-cell office:value-type="string" calcext:value-type="string">
            <text:p>addres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ddress</text:p>
          </table:table-cell>
          <table:table-cell table:formula="of:=FIND(&quot;:&quot;;[.K2])" office:value-type="float" office:value="28" calcext:value-type="float">
            <text:p>28</text:p>
          </table:table-cell>
          <table:table-cell table:formula="of:=LEFT([.K2];[.L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announcements</text:p>
          </table:table-cell>
          <table:table-cell table:formula="of:=FIND(&quot;:&quot;;[.C3])" office:value-type="float" office:value="47" calcext:value-type="float">
            <text:p>47</text:p>
          </table:table-cell>
          <table:table-cell table:formula="of:=LEFT([.C3];[.D3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announcements</text:p>
          </table:table-cell>
          <table:table-cell table:formula="of:=FIND(&quot;_&quot;;[.C3];[.D3])" office:value-type="float" office:value="52" calcext:value-type="float">
            <text:p>52</text:p>
          </table:table-cell>
          <table:table-cell office:value-type="string" calcext:value-type="string">
            <text:p>announceme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payables/accounts-payables-create.sql:qap_ap</text:p>
          </table:table-cell>
          <table:table-cell table:formula="of:=FIND(&quot;:&quot;;[.C4])" office:value-type="float" office:value="47" calcext:value-type="float">
            <text:p>47</text:p>
          </table:table-cell>
          <table:table-cell table:formula="of:=LEFT([.C4];[.D4]-1)" office:value-type="string" office:string-value="accounts-payables/accounts-payables-create.sql" calcext:value-type="string">
            <text:p>accounts-payables/accounts-payables-create.sql</text:p>
          </table:table-cell>
          <table:table-cell office:value-type="string" calcext:value-type="string">
            <text:p>qap_ap</text:p>
          </table:table-cell>
          <table:table-cell table:formula="of:=FIND(&quot;_&quot;;[.C4];[.D4])" office:value-type="float" office:value="51" calcext:value-type="float">
            <text:p>51</text:p>
          </table:table-cell>
          <table:table-cell office:value-type="string" calcext:value-type="string">
            <text:p>a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p</text:p>
          </table:table-cell>
          <table:table-cell table:formula="of:=FIND(&quot;:&quot;;[.K4])" office:value-type="float" office:value="28" calcext:value-type="float">
            <text:p>28</text:p>
          </table:table-cell>
          <table:table-cell table:formula="of:=LEFT([.K4];[.L4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ar</text:p>
          </table:table-cell>
          <table:table-cell table:formula="of:=FIND(&quot;:&quot;;[.C5])" office:value-type="float" office:value="53" calcext:value-type="float">
            <text:p>53</text:p>
          </table:table-cell>
          <table:table-cell table:formula="of:=LEFT([.C5];[.D5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ar</text:p>
          </table:table-cell>
          <table:table-cell table:formula="of:=FIND(&quot;_&quot;;[.C5];[.D5])" office:value-type="float" office:value="57" calcext:value-type="float">
            <text:p>57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r</text:p>
          </table:table-cell>
          <table:table-cell table:formula="of:=FIND(&quot;:&quot;;[.K5])" office:value-type="float" office:value="28" calcext:value-type="float">
            <text:p>28</text:p>
          </table:table-cell>
          <table:table-cell table:formula="of:=LEFT([.K5];[.L5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brik/fabrik-create.sql:qfab_assembly</text:p>
          </table:table-cell>
          <table:table-cell table:formula="of:=FIND(&quot;:&quot;;[.C6])" office:value-type="float" office:value="25" calcext:value-type="float">
            <text:p>25</text:p>
          </table:table-cell>
          <table:table-cell table:formula="of:=LEFT([.C6];[.D6]-1)" office:value-type="string" office:string-value="fabrik/fabrik-create.sql" calcext:value-type="string">
            <text:p>fabrik/fabrik-create.sql</text:p>
          </table:table-cell>
          <table:table-cell office:value-type="string" calcext:value-type="string">
            <text:p>qfab_assembly</text:p>
          </table:table-cell>
          <table:table-cell table:formula="of:=FIND(&quot;_&quot;;[.C6];[.D6])" office:value-type="float" office:value="30" calcext:value-type="float">
            <text:p>30</text:p>
          </table:table-cell>
          <table:table-cell office:value-type="string" calcext:value-type="string">
            <text:p>assembly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assembly</text:p>
          </table:table-cell>
          <table:table-cell table:formula="of:=FIND(&quot;:&quot;;[.K6])" office:value-type="float" office:value="28" calcext:value-type="float">
            <text:p>28</text:p>
          </table:table-cell>
          <table:table-cell table:formula="of:=LEFT([.K6];[.L6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audittrail</text:p>
          </table:table-cell>
          <table:table-cell table:formula="of:=FIND(&quot;:&quot;;[.K7])" office:value-type="float" office:value="28" calcext:value-type="float">
            <text:p>28</text:p>
          </table:table-cell>
          <table:table-cell table:formula="of:=LEFT([.K7];[.L7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audittrail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ank</text:p>
          </table:table-cell>
          <table:table-cell table:formula="of:=FIND(&quot;:&quot;;[.K8])" office:value-type="float" office:value="28" calcext:value-type="float">
            <text:p>28</text:p>
          </table:table-cell>
          <table:table-cell table:formula="of:=LEFT([.K8];[.L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r</text:p>
          </table:table-cell>
          <table:table-cell table:formula="of:=FIND(&quot;:&quot;;[.K9])" office:value-type="float" office:value="28" calcext:value-type="float">
            <text:p>28</text:p>
          </table:table-cell>
          <table:table-cell table:formula="of:=LEFT([.K9];[.L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build</text:p>
          </table:table-cell>
          <table:table-cell table:formula="of:=FIND(&quot;:&quot;;[.K10])" office:value-type="float" office:value="35" calcext:value-type="float">
            <text:p>35</text:p>
          </table:table-cell>
          <table:table-cell table:formula="of:=LEFT([.K10];[.L10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build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business</text:p>
          </table:table-cell>
          <table:table-cell table:formula="of:=FIND(&quot;:&quot;;[.K11])" office:value-type="float" office:value="28" calcext:value-type="float">
            <text:p>28</text:p>
          </table:table-cell>
          <table:table-cell table:formula="of:=LEFT([.K11];[.L11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business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cargo</text:p>
          </table:table-cell>
          <table:table-cell table:formula="of:=FIND(&quot;:&quot;;[.K12])" office:value-type="float" office:value="28" calcext:value-type="float">
            <text:p>28</text:p>
          </table:table-cell>
          <table:table-cell table:formula="of:=LEFT([.K12];[.L1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attribute_choices</text:p>
          </table:table-cell>
          <table:table-cell table:formula="of:=FIND(&quot;:&quot;;[.C13])" office:value-type="float" office:value="47" calcext:value-type="float">
            <text:p>47</text:p>
          </table:table-cell>
          <table:table-cell table:formula="of:=LEFT([.C13];[.D13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attribute_choices</text:p>
          </table:table-cell>
          <table:table-cell table:formula="of:=FIND(&quot;_&quot;;[.C13];[.D13])" office:value-type="float" office:value="52" calcext:value-type="float">
            <text:p>52</text:p>
          </table:table-cell>
          <table:table-cell office:value-type="string" calcext:value-type="string">
            <text:p>attribute_choic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attributes</text:p>
          </table:table-cell>
          <table:table-cell table:formula="of:=FIND(&quot;:&quot;;[.C14])" office:value-type="float" office:value="47" calcext:value-type="float">
            <text:p>47</text:p>
          </table:table-cell>
          <table:table-cell table:formula="of:=LEFT([.C14];[.D14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attributes</text:p>
          </table:table-cell>
          <table:table-cell table:formula="of:=FIND(&quot;_&quot;;[.C14];[.D14])" office:value-type="float" office:value="52" calcext:value-type="float">
            <text:p>52</text:p>
          </table:table-cell>
          <table:table-cell office:value-type="string" calcext:value-type="string">
            <text:p>attribu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case</text:p>
          </table:table-cell>
          <table:table-cell table:formula="of:=FIND(&quot;:&quot;;[.C15])" office:value-type="float" office:value="45" calcext:value-type="float">
            <text:p>45</text:p>
          </table:table-cell>
          <table:table-cell table:formula="of:=LEFT([.C15];[.D15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case</text:p>
          </table:table-cell>
          <table:table-cell table:formula="of:=FIND(&quot;_&quot;;[.C15];[.D15])" office:value-type="float" office:value="49" calcext:value-type="float">
            <text:p>49</text:p>
          </table:table-cell>
          <table:table-cell office:value-type="string" calcext:value-type="string">
            <text:p>case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case_log</text:p>
          </table:table-cell>
          <table:table-cell table:formula="of:=FIND(&quot;:&quot;;[.C16])" office:value-type="float" office:value="45" calcext:value-type="float">
            <text:p>45</text:p>
          </table:table-cell>
          <table:table-cell table:formula="of:=LEFT([.C16];[.D16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case_log</text:p>
          </table:table-cell>
          <table:table-cell table:formula="of:=FIND(&quot;_&quot;;[.C16];[.D16])" office:value-type="float" office:value="49" calcext:value-type="float">
            <text:p>49</text:p>
          </table:table-cell>
          <table:table-cell office:value-type="string" calcext:value-type="string">
            <text:p>case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chart</text:p>
          </table:table-cell>
          <table:table-cell table:formula="of:=FIND(&quot;:&quot;;[.C17])" office:value-type="float" office:value="43" calcext:value-type="float">
            <text:p>43</text:p>
          </table:table-cell>
          <table:table-cell table:formula="of:=LEFT([.C17];[.D17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chart</text:p>
          </table:table-cell>
          <table:table-cell table:formula="of:=FIND(&quot;_&quot;;[.C17];[.D17])" office:value-type="float" office:value="47" calcext:value-type="float">
            <text:p>47</text:p>
          </table:table-cell>
          <table:table-cell office:value-type="string" calcext:value-type="string">
            <text:p>char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hart</text:p>
          </table:table-cell>
          <table:table-cell table:formula="of:=FIND(&quot;:&quot;;[.K17])" office:value-type="float" office:value="28" calcext:value-type="float">
            <text:p>28</text:p>
          </table:table-cell>
          <table:table-cell table:formula="of:=LEFT([.K17];[.L17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ha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chart_templates</text:p>
          </table:table-cell>
          <table:table-cell table:formula="of:=FIND(&quot;:&quot;;[.C18])" office:value-type="float" office:value="43" calcext:value-type="float">
            <text:p>43</text:p>
          </table:table-cell>
          <table:table-cell table:formula="of:=LEFT([.C18];[.D18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chart_templates</text:p>
          </table:table-cell>
          <table:table-cell table:formula="of:=FIND(&quot;_&quot;;[.C18];[.D18])" office:value-type="float" office:value="47" calcext:value-type="float">
            <text:p>47</text:p>
          </table:table-cell>
          <table:table-cell office:value-type="string" calcext:value-type="string">
            <text:p>chart_templa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contacts/accounts-contacts-create.sql:qal_contact</text:p>
          </table:table-cell>
          <table:table-cell table:formula="of:=FIND(&quot;:&quot;;[.C19])" office:value-type="float" office:value="47" calcext:value-type="float">
            <text:p>47</text:p>
          </table:table-cell>
          <table:table-cell table:formula="of:=LEFT([.C19];[.D19]-1)" office:value-type="string" office:string-value="accounts-contacts/accounts-contacts-create.sql" calcext:value-type="string">
            <text:p>accounts-contacts/accounts-contacts-create.sql</text:p>
          </table:table-cell>
          <table:table-cell office:value-type="string" calcext:value-type="string">
            <text:p>qal_contact</text:p>
          </table:table-cell>
          <table:table-cell table:formula="of:=FIND(&quot;_&quot;;[.C19];[.D19])" office:value-type="float" office:value="51" calcext:value-type="float">
            <text:p>51</text:p>
          </table:table-cell>
          <table:table-cell office:value-type="string" calcext:value-type="string">
            <text:p>contac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ontact</text:p>
          </table:table-cell>
          <table:table-cell table:formula="of:=FIND(&quot;:&quot;;[.K19])" office:value-type="float" office:value="28" calcext:value-type="float">
            <text:p>28</text:p>
          </table:table-cell>
          <table:table-cell table:formula="of:=LEFT([.K19];[.L1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contacts/accounts-contacts-create.sql:qal_contact_object_id_map</text:p>
          </table:table-cell>
          <table:table-cell table:formula="of:=FIND(&quot;:&quot;;[.C20])" office:value-type="float" office:value="47" calcext:value-type="float">
            <text:p>47</text:p>
          </table:table-cell>
          <table:table-cell table:formula="of:=LEFT([.C20];[.D20]-1)" office:value-type="string" office:string-value="accounts-contacts/accounts-contacts-create.sql" calcext:value-type="string">
            <text:p>accounts-contacts/accounts-contacts-create.sql</text:p>
          </table:table-cell>
          <table:table-cell office:value-type="string" calcext:value-type="string">
            <text:p>qal_contact_object_id_map</text:p>
          </table:table-cell>
          <table:table-cell table:formula="of:=FIND(&quot;_&quot;;[.C20];[.D20])" office:value-type="float" office:value="51" calcext:value-type="float">
            <text:p>51</text:p>
          </table:table-cell>
          <table:table-cell office:value-type="string" calcext:value-type="string">
            <text:p>contact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contacts/accounts-contacts-create.sql:qal_contact_user_map</text:p>
          </table:table-cell>
          <table:table-cell table:formula="of:=FIND(&quot;:&quot;;[.C21])" office:value-type="float" office:value="47" calcext:value-type="float">
            <text:p>47</text:p>
          </table:table-cell>
          <table:table-cell table:formula="of:=LEFT([.C21];[.D21]-1)" office:value-type="string" office:string-value="accounts-contacts/accounts-contacts-create.sql" calcext:value-type="string">
            <text:p>accounts-contacts/accounts-contacts-create.sql</text:p>
          </table:table-cell>
          <table:table-cell office:value-type="string" calcext:value-type="string">
            <text:p>qal_contact_user_map</text:p>
          </table:table-cell>
          <table:table-cell table:formula="of:=FIND(&quot;_&quot;;[.C21];[.D21])" office:value-type="float" office:value="51" calcext:value-type="float">
            <text:p>51</text:p>
          </table:table-cell>
          <table:table-cell office:value-type="string" calcext:value-type="string">
            <text:p>contact_user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curr</text:p>
          </table:table-cell>
          <table:table-cell table:formula="of:=FIND(&quot;:&quot;;[.K22])" office:value-type="float" office:value="28" calcext:value-type="float">
            <text:p>28</text:p>
          </table:table-cell>
          <table:table-cell table:formula="of:=LEFT([.K22];[.L2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ur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customer</text:p>
          </table:table-cell>
          <table:table-cell table:formula="of:=FIND(&quot;:&quot;;[.C23])" office:value-type="float" office:value="45" calcext:value-type="float">
            <text:p>45</text:p>
          </table:table-cell>
          <table:table-cell table:formula="of:=LEFT([.C23];[.D23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customer</text:p>
          </table:table-cell>
          <table:table-cell table:formula="of:=FIND(&quot;_&quot;;[.C23];[.D23])" office:value-type="float" office:value="49" calcext:value-type="float">
            <text:p>49</text:p>
          </table:table-cell>
          <table:table-cell office:value-type="string" calcext:value-type="string">
            <text:p>custome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ustomer</text:p>
          </table:table-cell>
          <table:table-cell table:formula="of:=FIND(&quot;:&quot;;[.K23])" office:value-type="float" office:value="28" calcext:value-type="float">
            <text:p>28</text:p>
          </table:table-cell>
          <table:table-cell table:formula="of:=LEFT([.K23];[.L2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usto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customer_object_id_map</text:p>
          </table:table-cell>
          <table:table-cell table:formula="of:=FIND(&quot;:&quot;;[.C24])" office:value-type="float" office:value="45" calcext:value-type="float">
            <text:p>45</text:p>
          </table:table-cell>
          <table:table-cell table:formula="of:=LEFT([.C24];[.D24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customer_object_id_map</text:p>
          </table:table-cell>
          <table:table-cell table:formula="of:=FIND(&quot;_&quot;;[.C24];[.D24])" office:value-type="float" office:value="49" calcext:value-type="float">
            <text:p>49</text:p>
          </table:table-cell>
          <table:table-cell office:value-type="string" calcext:value-type="string">
            <text:p>customer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customercart</text:p>
          </table:table-cell>
          <table:table-cell table:formula="of:=FIND(&quot;:&quot;;[.K25])" office:value-type="float" office:value="35" calcext:value-type="float">
            <text:p>35</text:p>
          </table:table-cell>
          <table:table-cell table:formula="of:=LEFT([.K25];[.L25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customercart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customerlogin</text:p>
          </table:table-cell>
          <table:table-cell table:formula="of:=FIND(&quot;:&quot;;[.K26])" office:value-type="float" office:value="35" calcext:value-type="float">
            <text:p>35</text:p>
          </table:table-cell>
          <table:table-cell table:formula="of:=LEFT([.K26];[.L26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customerlog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customer_tax</text:p>
          </table:table-cell>
          <table:table-cell table:formula="of:=FIND(&quot;:&quot;;[.C27])" office:value-type="float" office:value="45" calcext:value-type="float">
            <text:p>45</text:p>
          </table:table-cell>
          <table:table-cell table:formula="of:=LEFT([.C27];[.D27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customer_tax</text:p>
          </table:table-cell>
          <table:table-cell table:formula="of:=FIND(&quot;_&quot;;[.C27];[.D27])" office:value-type="float" office:value="49" calcext:value-type="float">
            <text:p>49</text:p>
          </table:table-cell>
          <table:table-cell office:value-type="string" calcext:value-type="string">
            <text:p>customer_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customertax</text:p>
          </table:table-cell>
          <table:table-cell table:formula="of:=FIND(&quot;:&quot;;[.K27])" office:value-type="float" office:value="28" calcext:value-type="float">
            <text:p>28</text:p>
          </table:table-cell>
          <table:table-cell table:formula="of:=LEFT([.K27];[.L27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customert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defaults</text:p>
          </table:table-cell>
          <table:table-cell table:formula="of:=FIND(&quot;:&quot;;[.C28])" office:value-type="float" office:value="43" calcext:value-type="float">
            <text:p>43</text:p>
          </table:table-cell>
          <table:table-cell table:formula="of:=LEFT([.C28];[.D28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defaults</text:p>
          </table:table-cell>
          <table:table-cell table:formula="of:=FIND(&quot;_&quot;;[.C28];[.D28])" office:value-type="float" office:value="47" calcext:value-type="float">
            <text:p>47</text:p>
          </table:table-cell>
          <table:table-cell office:value-type="string" calcext:value-type="string">
            <text:p>defaul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efaults</text:p>
          </table:table-cell>
          <table:table-cell table:formula="of:=FIND(&quot;:&quot;;[.K28])" office:value-type="float" office:value="28" calcext:value-type="float">
            <text:p>28</text:p>
          </table:table-cell>
          <table:table-cell table:formula="of:=LEFT([.K28];[.L2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defaul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department</text:p>
          </table:table-cell>
          <table:table-cell table:formula="of:=FIND(&quot;:&quot;;[.C29])" office:value-type="float" office:value="43" calcext:value-type="float">
            <text:p>43</text:p>
          </table:table-cell>
          <table:table-cell table:formula="of:=LEFT([.C29];[.D29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department</text:p>
          </table:table-cell>
          <table:table-cell table:formula="of:=FIND(&quot;_&quot;;[.C29];[.D29])" office:value-type="float" office:value="47" calcext:value-type="float">
            <text:p>47</text:p>
          </table:table-cell>
          <table:table-cell office:value-type="string" calcext:value-type="string">
            <text:p>departmen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epartment</text:p>
          </table:table-cell>
          <table:table-cell table:formula="of:=FIND(&quot;:&quot;;[.K29])" office:value-type="float" office:value="28" calcext:value-type="float">
            <text:p>28</text:p>
          </table:table-cell>
          <table:table-cell table:formula="of:=LEFT([.K29];[.L2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dept_trans_map</text:p>
          </table:table-cell>
          <table:table-cell table:formula="of:=FIND(&quot;:&quot;;[.C30])" office:value-type="float" office:value="43" calcext:value-type="float">
            <text:p>43</text:p>
          </table:table-cell>
          <table:table-cell table:formula="of:=LEFT([.C30];[.D30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dept_trans_map</text:p>
          </table:table-cell>
          <table:table-cell table:formula="of:=FIND(&quot;_&quot;;[.C30];[.D30])" office:value-type="float" office:value="47" calcext:value-type="float">
            <text:p>47</text:p>
          </table:table-cell>
          <table:table-cell office:value-type="string" calcext:value-type="string">
            <text:p>dept_trans_ma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dpt_trans</text:p>
          </table:table-cell>
          <table:table-cell table:formula="of:=FIND(&quot;:&quot;;[.K30])" office:value-type="float" office:value="28" calcext:value-type="float">
            <text:p>28</text:p>
          </table:table-cell>
          <table:table-cell table:formula="of:=LEFT([.K30];[.L30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dpt_tra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discounts</text:p>
          </table:table-cell>
          <table:table-cell table:formula="of:=FIND(&quot;:&quot;;[.C31])" office:value-type="float" office:value="43" calcext:value-type="float">
            <text:p>43</text:p>
          </table:table-cell>
          <table:table-cell table:formula="of:=LEFT([.C31];[.D31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discounts</text:p>
          </table:table-cell>
          <table:table-cell table:formula="of:=FIND(&quot;_&quot;;[.C31];[.D31])" office:value-type="float" office:value="47" calcext:value-type="float">
            <text:p>47</text:p>
          </table:table-cell>
          <table:table-cell office:value-type="string" calcext:value-type="string">
            <text:p>discou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ec_creditcards</text:p>
          </table:table-cell>
          <table:table-cell table:formula="of:=FIND(&quot;:&quot;;[.C32])" office:value-type="float" office:value="53" calcext:value-type="float">
            <text:p>53</text:p>
          </table:table-cell>
          <table:table-cell table:formula="of:=LEFT([.C32];[.D32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ec_creditcards</text:p>
          </table:table-cell>
          <table:table-cell table:formula="of:=FIND(&quot;_&quot;;[.C32];[.D32])" office:value-type="float" office:value="57" calcext:value-type="float">
            <text:p>57</text:p>
          </table:table-cell>
          <table:table-cell office:value-type="string" calcext:value-type="string">
            <text:p>ec_creditcard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ec_product_links_map</text:p>
          </table:table-cell>
          <table:table-cell table:formula="of:=FIND(&quot;:&quot;;[.C33])" office:value-type="float" office:value="47" calcext:value-type="float">
            <text:p>47</text:p>
          </table:table-cell>
          <table:table-cell table:formula="of:=LEFT([.C33];[.D33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ec_product_links_map</text:p>
          </table:table-cell>
          <table:table-cell table:formula="of:=FIND(&quot;_&quot;;[.C33];[.D33])" office:value-type="float" office:value="52" calcext:value-type="float">
            <text:p>52</text:p>
          </table:table-cell>
          <table:table-cell office:value-type="string" calcext:value-type="string">
            <text:p>ec_product_link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ec_product_purchase_comb</text:p>
          </table:table-cell>
          <table:table-cell table:formula="of:=FIND(&quot;:&quot;;[.C34])" office:value-type="float" office:value="47" calcext:value-type="float">
            <text:p>47</text:p>
          </table:table-cell>
          <table:table-cell table:formula="of:=LEFT([.C34];[.D34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ec_product_purchase_comb</text:p>
          </table:table-cell>
          <table:table-cell table:formula="of:=FIND(&quot;_&quot;;[.C34];[.D34])" office:value-type="float" office:value="52" calcext:value-type="float">
            <text:p>52</text:p>
          </table:table-cell>
          <table:table-cell office:value-type="string" calcext:value-type="string">
            <text:p>ec_product_purchase_comb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ec_sale_prices</text:p>
          </table:table-cell>
          <table:table-cell table:formula="of:=FIND(&quot;:&quot;;[.C35])" office:value-type="float" office:value="47" calcext:value-type="float">
            <text:p>47</text:p>
          </table:table-cell>
          <table:table-cell table:formula="of:=LEFT([.C35];[.D35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ec_sale_prices</text:p>
          </table:table-cell>
          <table:table-cell table:formula="of:=FIND(&quot;_&quot;;[.C35];[.D35])" office:value-type="float" office:value="52" calcext:value-type="float">
            <text:p>52</text:p>
          </table:table-cell>
          <table:table-cell office:value-type="string" calcext:value-type="string">
            <text:p>ec_sale_pric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line-catalog/online-catalog-create.sql:ecca_ec_templates</text:p>
          </table:table-cell>
          <table:table-cell table:formula="of:=FIND(&quot;:&quot;;[.C36])" office:value-type="float" office:value="41" calcext:value-type="float">
            <text:p>41</text:p>
          </table:table-cell>
          <table:table-cell table:formula="of:=LEFT([.C36];[.D36]-1)" office:value-type="string" office:string-value="online-catalog/online-catalog-create.sql" calcext:value-type="string">
            <text:p>online-catalog/online-catalog-create.sql</text:p>
          </table:table-cell>
          <table:table-cell office:value-type="string" calcext:value-type="string">
            <text:p>ecca_ec_templates</text:p>
          </table:table-cell>
          <table:table-cell table:formula="of:=FIND(&quot;_&quot;;[.C36];[.D36])" office:value-type="float" office:value="46" calcext:value-type="float">
            <text:p>46</text:p>
          </table:table-cell>
          <table:table-cell office:value-type="string" calcext:value-type="string">
            <text:p>ec_templat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line-catalog/online-catalog-create.sql:ecca_ec_templates_audit</text:p>
          </table:table-cell>
          <table:table-cell table:formula="of:=FIND(&quot;:&quot;;[.C37])" office:value-type="float" office:value="41" calcext:value-type="float">
            <text:p>41</text:p>
          </table:table-cell>
          <table:table-cell table:formula="of:=LEFT([.C37];[.D37]-1)" office:value-type="string" office:string-value="online-catalog/online-catalog-create.sql" calcext:value-type="string">
            <text:p>online-catalog/online-catalog-create.sql</text:p>
          </table:table-cell>
          <table:table-cell office:value-type="string" calcext:value-type="string">
            <text:p>ecca_ec_templates_audit</text:p>
          </table:table-cell>
          <table:table-cell table:formula="of:=FIND(&quot;_&quot;;[.C37];[.D37])" office:value-type="float" office:value="46" calcext:value-type="float">
            <text:p>46</text:p>
          </table:table-cell>
          <table:table-cell office:value-type="string" calcext:value-type="string">
            <text:p>ec_templates_audit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employee</text:p>
          </table:table-cell>
          <table:table-cell table:formula="of:=FIND(&quot;:&quot;;[.K38])" office:value-type="float" office:value="28" calcext:value-type="float">
            <text:p>28</text:p>
          </table:table-cell>
          <table:table-cell table:formula="of:=LEFT([.K38];[.L3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employ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exchangerate</text:p>
          </table:table-cell>
          <table:table-cell table:formula="of:=FIND(&quot;:&quot;;[.C39])" office:value-type="float" office:value="43" calcext:value-type="float">
            <text:p>43</text:p>
          </table:table-cell>
          <table:table-cell table:formula="of:=LEFT([.C39];[.D39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exchangerate</text:p>
          </table:table-cell>
          <table:table-cell table:formula="of:=FIND(&quot;_&quot;;[.C39];[.D39])" office:value-type="float" office:value="47" calcext:value-type="float">
            <text:p>47</text:p>
          </table:table-cell>
          <table:table-cell office:value-type="string" calcext:value-type="string">
            <text:p>exchangerat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exchangerate</text:p>
          </table:table-cell>
          <table:table-cell table:formula="of:=FIND(&quot;:&quot;;[.K39])" office:value-type="float" office:value="28" calcext:value-type="float">
            <text:p>28</text:p>
          </table:table-cell>
          <table:table-cell table:formula="of:=LEFT([.K39];[.L3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exchangerate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fifo</text:p>
          </table:table-cell>
          <table:table-cell table:formula="of:=FIND(&quot;:&quot;;[.K40])" office:value-type="float" office:value="35" calcext:value-type="float">
            <text:p>35</text:p>
          </table:table-cell>
          <table:table-cell table:formula="of:=LEFT([.K40];[.L40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fifo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gifi</text:p>
          </table:table-cell>
          <table:table-cell table:formula="of:=FIND(&quot;:&quot;;[.K41])" office:value-type="float" office:value="28" calcext:value-type="float">
            <text:p>28</text:p>
          </table:table-cell>
          <table:table-cell table:formula="of:=LEFT([.K41];[.L41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gif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file</text:p>
          </table:table-cell>
          <table:table-cell table:formula="of:=FIND(&quot;:&quot;;[.C42])" office:value-type="float" office:value="45" calcext:value-type="float">
            <text:p>45</text:p>
          </table:table-cell>
          <table:table-cell table:formula="of:=LEFT([.C42];[.D42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file</text:p>
          </table:table-cell>
          <table:table-cell table:formula="of:=FIND(&quot;_&quot;;[.C42];[.D42])" office:value-type="float" office:value="49" calcext:value-type="float">
            <text:p>49</text:p>
          </table:table-cell>
          <table:table-cell office:value-type="string" calcext:value-type="string">
            <text:p>file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gl</text:p>
          </table:table-cell>
          <table:table-cell table:formula="of:=FIND(&quot;:&quot;;[.C43])" office:value-type="float" office:value="43" calcext:value-type="float">
            <text:p>43</text:p>
          </table:table-cell>
          <table:table-cell table:formula="of:=LEFT([.C43];[.D43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gl</text:p>
          </table:table-cell>
          <table:table-cell table:formula="of:=FIND(&quot;_&quot;;[.C43];[.D43])" office:value-type="float" office:value="47" calcext:value-type="float">
            <text:p>47</text:p>
          </table:table-cell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gl</text:p>
          </table:table-cell>
          <table:table-cell table:formula="of:=FIND(&quot;:&quot;;[.K43])" office:value-type="float" office:value="28" calcext:value-type="float">
            <text:p>28</text:p>
          </table:table-cell>
          <table:table-cell table:formula="of:=LEFT([.K43];[.L4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initial_conditions</text:p>
          </table:table-cell>
          <table:table-cell table:formula="of:=FIND(&quot;:&quot;;[.C44])" office:value-type="float" office:value="45" calcext:value-type="float">
            <text:p>45</text:p>
          </table:table-cell>
          <table:table-cell table:formula="of:=LEFT([.C44];[.D44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initial_conditions</text:p>
          </table:table-cell>
          <table:table-cell table:formula="of:=FIND(&quot;_&quot;;[.C44];[.D44])" office:value-type="float" office:value="49" calcext:value-type="float">
            <text:p>49</text:p>
          </table:table-cell>
          <table:table-cell office:value-type="string" calcext:value-type="string">
            <text:p>initial_condition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inventory</text:p>
          </table:table-cell>
          <table:table-cell table:formula="of:=FIND(&quot;:&quot;;[.C45])" office:value-type="float" office:value="47" calcext:value-type="float">
            <text:p>47</text:p>
          </table:table-cell>
          <table:table-cell table:formula="of:=LEFT([.C45];[.D45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inventory</text:p>
          </table:table-cell>
          <table:table-cell table:formula="of:=FIND(&quot;_&quot;;[.C45];[.D45])" office:value-type="float" office:value="52" calcext:value-type="float">
            <text:p>52</text:p>
          </table:table-cell>
          <table:table-cell office:value-type="string" calcext:value-type="string">
            <text:p>inventory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inventory</text:p>
          </table:table-cell>
          <table:table-cell table:formula="of:=FIND(&quot;:&quot;;[.K45])" office:value-type="float" office:value="28" calcext:value-type="float">
            <text:p>28</text:p>
          </table:table-cell>
          <table:table-cell table:formula="of:=LEFT([.K45];[.L45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inven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invoice</text:p>
          </table:table-cell>
          <table:table-cell table:formula="of:=FIND(&quot;:&quot;;[.C46])" office:value-type="float" office:value="53" calcext:value-type="float">
            <text:p>53</text:p>
          </table:table-cell>
          <table:table-cell table:formula="of:=LEFT([.C46];[.D46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invoice</text:p>
          </table:table-cell>
          <table:table-cell table:formula="of:=FIND(&quot;_&quot;;[.C46];[.D46])" office:value-type="float" office:value="57" calcext:value-type="float">
            <text:p>57</text:p>
          </table:table-cell>
          <table:table-cell office:value-type="string" calcext:value-type="string">
            <text:p>invoic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invoice</text:p>
          </table:table-cell>
          <table:table-cell table:formula="of:=FIND(&quot;:&quot;;[.K46])" office:value-type="float" office:value="28" calcext:value-type="float">
            <text:p>28</text:p>
          </table:table-cell>
          <table:table-cell table:formula="of:=LEFT([.K46];[.L46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invoice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invoicetax</text:p>
          </table:table-cell>
          <table:table-cell table:formula="of:=FIND(&quot;:&quot;;[.K47])" office:value-type="float" office:value="35" calcext:value-type="float">
            <text:p>35</text:p>
          </table:table-cell>
          <table:table-cell table:formula="of:=LEFT([.K47];[.L47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invoicet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brik/fabrik-create.sql:qfab_jcitems</text:p>
          </table:table-cell>
          <table:table-cell table:formula="of:=FIND(&quot;:&quot;;[.C48])" office:value-type="float" office:value="25" calcext:value-type="float">
            <text:p>25</text:p>
          </table:table-cell>
          <table:table-cell table:formula="of:=LEFT([.C48];[.D48]-1)" office:value-type="string" office:string-value="fabrik/fabrik-create.sql" calcext:value-type="string">
            <text:p>fabrik/fabrik-create.sql</text:p>
          </table:table-cell>
          <table:table-cell office:value-type="string" calcext:value-type="string">
            <text:p>qfab_jcitems</text:p>
          </table:table-cell>
          <table:table-cell table:formula="of:=FIND(&quot;_&quot;;[.C48];[.D48])" office:value-type="float" office:value="30" calcext:value-type="float">
            <text:p>30</text:p>
          </table:table-cell>
          <table:table-cell office:value-type="string" calcext:value-type="string">
            <text:p>jcitem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jcitems</text:p>
          </table:table-cell>
          <table:table-cell table:formula="of:=FIND(&quot;:&quot;;[.K48])" office:value-type="float" office:value="28" calcext:value-type="float">
            <text:p>28</text:p>
          </table:table-cell>
          <table:table-cell table:formula="of:=LEFT([.K48];[.L4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jci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language</text:p>
          </table:table-cell>
          <table:table-cell table:formula="of:=FIND(&quot;:&quot;;[.C49])" office:value-type="float" office:value="43" calcext:value-type="float">
            <text:p>43</text:p>
          </table:table-cell>
          <table:table-cell table:formula="of:=LEFT([.C49];[.D49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language</text:p>
          </table:table-cell>
          <table:table-cell table:formula="of:=FIND(&quot;_&quot;;[.C49];[.D49])" office:value-type="float" office:value="47" calcext:value-type="float">
            <text:p>47</text:p>
          </table:table-cell>
          <table:table-cell office:value-type="string" calcext:value-type="string">
            <text:p>languag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language</text:p>
          </table:table-cell>
          <table:table-cell table:formula="of:=FIND(&quot;:&quot;;[.K49])" office:value-type="float" office:value="28" calcext:value-type="float">
            <text:p>28</text:p>
          </table:table-cell>
          <table:table-cell table:formula="of:=LEFT([.K49];[.L4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log</text:p>
          </table:table-cell>
          <table:table-cell table:formula="of:=FIND(&quot;:&quot;;[.C50])" office:value-type="float" office:value="45" calcext:value-type="float">
            <text:p>45</text:p>
          </table:table-cell>
          <table:table-cell table:formula="of:=LEFT([.C50];[.D50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log</text:p>
          </table:table-cell>
          <table:table-cell table:formula="of:=FIND(&quot;_&quot;;[.C50];[.D50])" office:value-type="float" office:value="49" calcext:value-type="float">
            <text:p>49</text:p>
          </table:table-cell>
          <table:table-cell office:value-type="string" calcext:value-type="string">
            <text:p>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log_points</text:p>
          </table:table-cell>
          <table:table-cell table:formula="of:=FIND(&quot;:&quot;;[.C51])" office:value-type="float" office:value="45" calcext:value-type="float">
            <text:p>45</text:p>
          </table:table-cell>
          <table:table-cell table:formula="of:=LEFT([.C51];[.D51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log_points</text:p>
          </table:table-cell>
          <table:table-cell table:formula="of:=FIND(&quot;_&quot;;[.C51];[.D51])" office:value-type="float" office:value="49" calcext:value-type="float">
            <text:p>49</text:p>
          </table:table-cell>
          <table:table-cell office:value-type="string" calcext:value-type="string">
            <text:p>log_poi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model</text:p>
          </table:table-cell>
          <table:table-cell table:formula="of:=FIND(&quot;:&quot;;[.C52])" office:value-type="float" office:value="45" calcext:value-type="float">
            <text:p>45</text:p>
          </table:table-cell>
          <table:table-cell table:formula="of:=LEFT([.C52];[.D52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model</text:p>
          </table:table-cell>
          <table:table-cell table:formula="of:=FIND(&quot;_&quot;;[.C52];[.D52])" office:value-type="float" office:value="49" calcext:value-type="float">
            <text:p>49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makemodel</text:p>
          </table:table-cell>
          <table:table-cell table:formula="of:=FIND(&quot;:&quot;;[.K52])" office:value-type="float" office:value="28" calcext:value-type="float">
            <text:p>28</text:p>
          </table:table-cell>
          <table:table-cell table:formula="of:=LEFT([.K52];[.L5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makemod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oe</text:p>
          </table:table-cell>
          <table:table-cell table:formula="of:=FIND(&quot;:&quot;;[.C53])" office:value-type="float" office:value="53" calcext:value-type="float">
            <text:p>53</text:p>
          </table:table-cell>
          <table:table-cell table:formula="of:=LEFT([.C53];[.D53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oe</text:p>
          </table:table-cell>
          <table:table-cell table:formula="of:=FIND(&quot;_&quot;;[.C53];[.D53])" office:value-type="float" office:value="57" calcext:value-type="float">
            <text:p>57</text:p>
          </table:table-cell>
          <table:table-cell office:value-type="string" calcext:value-type="string">
            <text:p>o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oe</text:p>
          </table:table-cell>
          <table:table-cell table:formula="of:=FIND(&quot;:&quot;;[.K53])" office:value-type="float" office:value="28" calcext:value-type="float">
            <text:p>28</text:p>
          </table:table-cell>
          <table:table-cell table:formula="of:=LEFT([.K53];[.L5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o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orderitems</text:p>
          </table:table-cell>
          <table:table-cell table:formula="of:=FIND(&quot;:&quot;;[.C54])" office:value-type="float" office:value="53" calcext:value-type="float">
            <text:p>53</text:p>
          </table:table-cell>
          <table:table-cell table:formula="of:=LEFT([.C54];[.D54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orderitems</text:p>
          </table:table-cell>
          <table:table-cell table:formula="of:=FIND(&quot;_&quot;;[.C54];[.D54])" office:value-type="float" office:value="57" calcext:value-type="float">
            <text:p>57</text:p>
          </table:table-cell>
          <table:table-cell office:value-type="string" calcext:value-type="string">
            <text:p>orderitem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orderitems</text:p>
          </table:table-cell>
          <table:table-cell table:formula="of:=FIND(&quot;:&quot;;[.K54])" office:value-type="float" office:value="28" calcext:value-type="float">
            <text:p>28</text:p>
          </table:table-cell>
          <table:table-cell table:formula="of:=LEFT([.K54];[.L54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orderi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contacts/accounts-contacts-create.sql:qal_other_address_map</text:p>
          </table:table-cell>
          <table:table-cell table:formula="of:=FIND(&quot;:&quot;;[.C55])" office:value-type="float" office:value="47" calcext:value-type="float">
            <text:p>47</text:p>
          </table:table-cell>
          <table:table-cell table:formula="of:=LEFT([.C55];[.D55]-1)" office:value-type="string" office:string-value="accounts-contacts/accounts-contacts-create.sql" calcext:value-type="string">
            <text:p>accounts-contacts/accounts-contacts-create.sql</text:p>
          </table:table-cell>
          <table:table-cell office:value-type="string" calcext:value-type="string">
            <text:p>qal_other_address_map</text:p>
          </table:table-cell>
          <table:table-cell table:formula="of:=FIND(&quot;_&quot;;[.C55];[.D55])" office:value-type="float" office:value="51" calcext:value-type="float">
            <text:p>51</text:p>
          </table:table-cell>
          <table:table-cell office:value-type="string" calcext:value-type="string">
            <text:p>other_addres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art_attributes_map</text:p>
          </table:table-cell>
          <table:table-cell table:formula="of:=FIND(&quot;:&quot;;[.C56])" office:value-type="float" office:value="47" calcext:value-type="float">
            <text:p>47</text:p>
          </table:table-cell>
          <table:table-cell table:formula="of:=LEFT([.C56];[.D56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art_attributes_map</text:p>
          </table:table-cell>
          <table:table-cell table:formula="of:=FIND(&quot;_&quot;;[.C56];[.D56])" office:value-type="float" office:value="52" calcext:value-type="float">
            <text:p>52</text:p>
          </table:table-cell>
          <table:table-cell office:value-type="string" calcext:value-type="string">
            <text:p>part_attribute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arts</text:p>
          </table:table-cell>
          <table:table-cell table:formula="of:=FIND(&quot;:&quot;;[.C57])" office:value-type="float" office:value="47" calcext:value-type="float">
            <text:p>47</text:p>
          </table:table-cell>
          <table:table-cell table:formula="of:=LEFT([.C57];[.D57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arts</text:p>
          </table:table-cell>
          <table:table-cell table:formula="of:=FIND(&quot;_&quot;;[.C57];[.D57])" office:value-type="float" office:value="52" calcext:value-type="float">
            <text:p>52</text:p>
          </table:table-cell>
          <table:table-cell office:value-type="string" calcext:value-type="string">
            <text:p>par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&lt;-- is more for inventory stock parts</text:p>
          </table:table-cell>
          <table:table-cell table:number-columns-repeated="3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brik/fabrik-create.sql:qfab_parts</text:p>
          </table:table-cell>
          <table:table-cell table:formula="of:=FIND(&quot;:&quot;;[.C58])" office:value-type="float" office:value="25" calcext:value-type="float">
            <text:p>25</text:p>
          </table:table-cell>
          <table:table-cell table:formula="of:=LEFT([.C58];[.D58]-1)" office:value-type="string" office:string-value="fabrik/fabrik-create.sql" calcext:value-type="string">
            <text:p>fabrik/fabrik-create.sql</text:p>
          </table:table-cell>
          <table:table-cell office:value-type="string" calcext:value-type="string">
            <text:p>qfab_parts</text:p>
          </table:table-cell>
          <table:table-cell table:formula="of:=FIND(&quot;_&quot;;[.C58];[.D58])" office:value-type="float" office:value="30" calcext:value-type="float">
            <text:p>30</text:p>
          </table:table-cell>
          <table:table-cell office:value-type="string" calcext:value-type="string">
            <text:p>part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</text:p>
          </table:table-cell>
          <table:table-cell table:formula="of:=FIND(&quot;:&quot;;[.K58])" office:value-type="float" office:value="28" calcext:value-type="float">
            <text:p>28</text:p>
          </table:table-cell>
          <table:table-cell table:formula="of:=LEFT([.K58];[.L5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rts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partsattr</text:p>
          </table:table-cell>
          <table:table-cell table:formula="of:=FIND(&quot;:&quot;;[.K59])" office:value-type="float" office:value="35" calcext:value-type="float">
            <text:p>35</text:p>
          </table:table-cell>
          <table:table-cell table:formula="of:=LEFT([.K59];[.L59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partsat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artscustomer</text:p>
          </table:table-cell>
          <table:table-cell table:formula="of:=FIND(&quot;:&quot;;[.C60])" office:value-type="float" office:value="47" calcext:value-type="float">
            <text:p>47</text:p>
          </table:table-cell>
          <table:table-cell table:formula="of:=LEFT([.C60];[.D60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artscustomer</text:p>
          </table:table-cell>
          <table:table-cell table:formula="of:=FIND(&quot;_&quot;;[.C60];[.D60])" office:value-type="float" office:value="52" calcext:value-type="float">
            <text:p>52</text:p>
          </table:table-cell>
          <table:table-cell office:value-type="string" calcext:value-type="string">
            <text:p>partscustome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customer</text:p>
          </table:table-cell>
          <table:table-cell table:formula="of:=FIND(&quot;:&quot;;[.K60])" office:value-type="float" office:value="28" calcext:value-type="float">
            <text:p>28</text:p>
          </table:table-cell>
          <table:table-cell table:formula="of:=LEFT([.K60];[.L60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rtscusto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artsgroup</text:p>
          </table:table-cell>
          <table:table-cell table:formula="of:=FIND(&quot;:&quot;;[.C61])" office:value-type="float" office:value="47" calcext:value-type="float">
            <text:p>47</text:p>
          </table:table-cell>
          <table:table-cell table:formula="of:=LEFT([.C61];[.D61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artsgroup</text:p>
          </table:table-cell>
          <table:table-cell table:formula="of:=FIND(&quot;_&quot;;[.C61];[.D61])" office:value-type="float" office:value="52" calcext:value-type="float">
            <text:p>52</text:p>
          </table:table-cell>
          <table:table-cell office:value-type="string" calcext:value-type="string">
            <text:p>partsgroup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group</text:p>
          </table:table-cell>
          <table:table-cell table:formula="of:=FIND(&quot;:&quot;;[.K61])" office:value-type="float" office:value="28" calcext:value-type="float">
            <text:p>28</text:p>
          </table:table-cell>
          <table:table-cell table:formula="of:=LEFT([.K61];[.L61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rtsgro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artstax</text:p>
          </table:table-cell>
          <table:table-cell table:formula="of:=FIND(&quot;:&quot;;[.C62])" office:value-type="float" office:value="47" calcext:value-type="float">
            <text:p>47</text:p>
          </table:table-cell>
          <table:table-cell table:formula="of:=LEFT([.C62];[.D62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artstax</text:p>
          </table:table-cell>
          <table:table-cell table:formula="of:=FIND(&quot;_&quot;;[.C62];[.D62])" office:value-type="float" office:value="52" calcext:value-type="float">
            <text:p>52</text:p>
          </table:table-cell>
          <table:table-cell office:value-type="string" calcext:value-type="string">
            <text:p>parts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tax</text:p>
          </table:table-cell>
          <table:table-cell table:formula="of:=FIND(&quot;:&quot;;[.K62])" office:value-type="float" office:value="28" calcext:value-type="float">
            <text:p>28</text:p>
          </table:table-cell>
          <table:table-cell table:formula="of:=LEFT([.K62];[.L6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rtstax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abrik/fabrik-create.sql:qfab_partsvendor</text:p>
          </table:table-cell>
          <table:table-cell table:formula="of:=FIND(&quot;:&quot;;[.C63])" office:value-type="float" office:value="25" calcext:value-type="float">
            <text:p>25</text:p>
          </table:table-cell>
          <table:table-cell table:formula="of:=LEFT([.C63];[.D63]-1)" office:value-type="string" office:string-value="fabrik/fabrik-create.sql" calcext:value-type="string">
            <text:p>fabrik/fabrik-create.sql</text:p>
          </table:table-cell>
          <table:table-cell office:value-type="string" calcext:value-type="string">
            <text:p>qfab_partsvendor</text:p>
          </table:table-cell>
          <table:table-cell table:formula="of:=FIND(&quot;_&quot;;[.C63];[.D63])" office:value-type="float" office:value="30" calcext:value-type="float">
            <text:p>30</text:p>
          </table:table-cell>
          <table:table-cell office:value-type="string" calcext:value-type="string">
            <text:p>partsvendo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artsvendor</text:p>
          </table:table-cell>
          <table:table-cell table:formula="of:=FIND(&quot;:&quot;;[.K63])" office:value-type="float" office:value="28" calcext:value-type="float">
            <text:p>28</text:p>
          </table:table-cell>
          <table:table-cell table:formula="of:=LEFT([.K63];[.L6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rtsven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post_calc_log</text:p>
          </table:table-cell>
          <table:table-cell table:formula="of:=FIND(&quot;:&quot;;[.C64])" office:value-type="float" office:value="45" calcext:value-type="float">
            <text:p>45</text:p>
          </table:table-cell>
          <table:table-cell table:formula="of:=LEFT([.C64];[.D64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post_calc_log</text:p>
          </table:table-cell>
          <table:table-cell table:formula="of:=FIND(&quot;_&quot;;[.C64];[.D64])" office:value-type="float" office:value="49" calcext:value-type="float">
            <text:p>49</text:p>
          </table:table-cell>
          <table:table-cell office:value-type="string" calcext:value-type="string">
            <text:p>post_calc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post_calcs</text:p>
          </table:table-cell>
          <table:table-cell table:formula="of:=FIND(&quot;:&quot;;[.C65])" office:value-type="float" office:value="45" calcext:value-type="float">
            <text:p>45</text:p>
          </table:table-cell>
          <table:table-cell table:formula="of:=LEFT([.C65];[.D65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post_calcs</text:p>
          </table:table-cell>
          <table:table-cell table:formula="of:=FIND(&quot;_&quot;;[.C65];[.D65])" office:value-type="float" office:value="49" calcext:value-type="float">
            <text:p>49</text:p>
          </table:table-cell>
          <table:table-cell office:value-type="string" calcext:value-type="string">
            <text:p>post_calc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ricegroup</text:p>
          </table:table-cell>
          <table:table-cell table:formula="of:=FIND(&quot;:&quot;;[.C66])" office:value-type="float" office:value="47" calcext:value-type="float">
            <text:p>47</text:p>
          </table:table-cell>
          <table:table-cell table:formula="of:=LEFT([.C66];[.D66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ricegroup</text:p>
          </table:table-cell>
          <table:table-cell table:formula="of:=FIND(&quot;_&quot;;[.C66];[.D66])" office:value-type="float" office:value="52" calcext:value-type="float">
            <text:p>52</text:p>
          </table:table-cell>
          <table:table-cell office:value-type="string" calcext:value-type="string">
            <text:p>pricegrou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process_log</text:p>
          </table:table-cell>
          <table:table-cell table:formula="of:=FIND(&quot;:&quot;;[.C67])" office:value-type="float" office:value="45" calcext:value-type="float">
            <text:p>45</text:p>
          </table:table-cell>
          <table:table-cell table:formula="of:=LEFT([.C67];[.D67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process_log</text:p>
          </table:table-cell>
          <table:table-cell table:formula="of:=FIND(&quot;_&quot;;[.C67];[.D67])" office:value-type="float" office:value="49" calcext:value-type="float">
            <text:p>49</text:p>
          </table:table-cell>
          <table:table-cell office:value-type="string" calcext:value-type="string">
            <text:p>process_log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process_log_viewed</text:p>
          </table:table-cell>
          <table:table-cell table:formula="of:=FIND(&quot;:&quot;;[.C68])" office:value-type="float" office:value="45" calcext:value-type="float">
            <text:p>45</text:p>
          </table:table-cell>
          <table:table-cell table:formula="of:=LEFT([.C68];[.D68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process_log_viewed</text:p>
          </table:table-cell>
          <table:table-cell table:formula="of:=FIND(&quot;_&quot;;[.C68];[.D68])" office:value-type="float" office:value="49" calcext:value-type="float">
            <text:p>49</text:p>
          </table:table-cell>
          <table:table-cell office:value-type="string" calcext:value-type="string">
            <text:p>process_log_viewed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product_series_map</text:p>
          </table:table-cell>
          <table:table-cell table:formula="of:=FIND(&quot;:&quot;;[.C69])" office:value-type="float" office:value="47" calcext:value-type="float">
            <text:p>47</text:p>
          </table:table-cell>
          <table:table-cell table:formula="of:=LEFT([.C69];[.D69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product_series_map</text:p>
          </table:table-cell>
          <table:table-cell table:formula="of:=FIND(&quot;_&quot;;[.C69];[.D69])" office:value-type="float" office:value="52" calcext:value-type="float">
            <text:p>52</text:p>
          </table:table-cell>
          <table:table-cell office:value-type="string" calcext:value-type="string">
            <text:p>product_series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ayment</text:p>
          </table:table-cell>
          <table:table-cell table:formula="of:=FIND(&quot;:&quot;;[.K70])" office:value-type="float" office:value="28" calcext:value-type="float">
            <text:p>28</text:p>
          </table:table-cell>
          <table:table-cell table:formula="of:=LEFT([.K70];[.L70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aymentmethod</text:p>
          </table:table-cell>
          <table:table-cell table:formula="of:=FIND(&quot;:&quot;;[.K71])" office:value-type="float" office:value="28" calcext:value-type="float">
            <text:p>28</text:p>
          </table:table-cell>
          <table:table-cell table:formula="of:=LEFT([.K71];[.L71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aymentmethod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pricegroup</text:p>
          </table:table-cell>
          <table:table-cell table:formula="of:=FIND(&quot;:&quot;;[.K72])" office:value-type="float" office:value="28" calcext:value-type="float">
            <text:p>28</text:p>
          </table:table-cell>
          <table:table-cell table:formula="of:=LEFT([.K72];[.L72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ricegro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projects-manager-create.sql:qal_project</text:p>
          </table:table-cell>
          <table:table-cell table:formula="of:=FIND(&quot;:&quot;;[.C73])" office:value-type="float" office:value="44" calcext:value-type="float">
            <text:p>44</text:p>
          </table:table-cell>
          <table:table-cell table:formula="of:=LEFT([.C73];[.D73]-1)" office:value-type="string" office:string-value="accounts-ledger/projects-manager-create.sql" calcext:value-type="string">
            <text:p>accounts-ledger/projects-manager-create.sql</text:p>
          </table:table-cell>
          <table:table-cell office:value-type="string" calcext:value-type="string">
            <text:p>qal_project</text:p>
          </table:table-cell>
          <table:table-cell table:formula="of:=FIND(&quot;_&quot;;[.C73];[.D73])" office:value-type="float" office:value="48" calcext:value-type="float">
            <text:p>48</text:p>
          </table:table-cell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project</text:p>
          </table:table-cell>
          <table:table-cell table:formula="of:=FIND(&quot;:&quot;;[.K73])" office:value-type="float" office:value="28" calcext:value-type="float">
            <text:p>28</text:p>
          </table:table-cell>
          <table:table-cell table:formula="of:=LEFT([.K73];[.L7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recurring</text:p>
          </table:table-cell>
          <table:table-cell table:formula="of:=FIND(&quot;:&quot;;[.C74])" office:value-type="float" office:value="53" calcext:value-type="float">
            <text:p>53</text:p>
          </table:table-cell>
          <table:table-cell table:formula="of:=LEFT([.C74];[.D74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recurring</text:p>
          </table:table-cell>
          <table:table-cell table:formula="of:=FIND(&quot;_&quot;;[.C74];[.D74])" office:value-type="float" office:value="57" calcext:value-type="float">
            <text:p>57</text:p>
          </table:table-cell>
          <table:table-cell office:value-type="string" calcext:value-type="string">
            <text:p>recurring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</text:p>
          </table:table-cell>
          <table:table-cell table:formula="of:=FIND(&quot;:&quot;;[.K74])" office:value-type="float" office:value="28" calcext:value-type="float">
            <text:p>28</text:p>
          </table:table-cell>
          <table:table-cell table:formula="of:=LEFT([.K74];[.L74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recur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recurringemail</text:p>
          </table:table-cell>
          <table:table-cell table:formula="of:=FIND(&quot;:&quot;;[.C75])" office:value-type="float" office:value="53" calcext:value-type="float">
            <text:p>53</text:p>
          </table:table-cell>
          <table:table-cell table:formula="of:=LEFT([.C75];[.D75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recurringemail</text:p>
          </table:table-cell>
          <table:table-cell table:formula="of:=FIND(&quot;_&quot;;[.C75];[.D75])" office:value-type="float" office:value="57" calcext:value-type="float">
            <text:p>57</text:p>
          </table:table-cell>
          <table:table-cell office:value-type="string" calcext:value-type="string">
            <text:p>recurringemail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email</text:p>
          </table:table-cell>
          <table:table-cell table:formula="of:=FIND(&quot;:&quot;;[.K75])" office:value-type="float" office:value="28" calcext:value-type="float">
            <text:p>28</text:p>
          </table:table-cell>
          <table:table-cell table:formula="of:=LEFT([.K75];[.L75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recurringe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receivables/accounts-receivables-create.sql:qar_recurringprint</text:p>
          </table:table-cell>
          <table:table-cell table:formula="of:=FIND(&quot;:&quot;;[.C76])" office:value-type="float" office:value="53" calcext:value-type="float">
            <text:p>53</text:p>
          </table:table-cell>
          <table:table-cell table:formula="of:=LEFT([.C76];[.D76]-1)" office:value-type="string" office:string-value="accounts-receivables/accounts-receivables-create.sql" calcext:value-type="string">
            <text:p>accounts-receivables/accounts-receivables-create.sql</text:p>
          </table:table-cell>
          <table:table-cell office:value-type="string" calcext:value-type="string">
            <text:p>qar_recurringprint</text:p>
          </table:table-cell>
          <table:table-cell table:formula="of:=FIND(&quot;_&quot;;[.C76];[.D76])" office:value-type="float" office:value="57" calcext:value-type="float">
            <text:p>57</text:p>
          </table:table-cell>
          <table:table-cell office:value-type="string" calcext:value-type="string">
            <text:p>recurringprint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recurringprint</text:p>
          </table:table-cell>
          <table:table-cell table:formula="of:=FIND(&quot;:&quot;;[.K76])" office:value-type="float" office:value="28" calcext:value-type="float">
            <text:p>28</text:p>
          </table:table-cell>
          <table:table-cell table:formula="of:=LEFT([.K76];[.L76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recurringpr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sched_proc_args</text:p>
          </table:table-cell>
          <table:table-cell table:formula="of:=FIND(&quot;:&quot;;[.C77])" office:value-type="float" office:value="45" calcext:value-type="float">
            <text:p>45</text:p>
          </table:table-cell>
          <table:table-cell table:formula="of:=LEFT([.C77];[.D77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sched_proc_args</text:p>
          </table:table-cell>
          <table:table-cell table:formula="of:=FIND(&quot;_&quot;;[.C77];[.D77])" office:value-type="float" office:value="49" calcext:value-type="float">
            <text:p>49</text:p>
          </table:table-cell>
          <table:table-cell office:value-type="string" calcext:value-type="string">
            <text:p>sched_proc_arg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finance/accounts-finance-create.sql:qaf_sched_proc_stack</text:p>
          </table:table-cell>
          <table:table-cell table:formula="of:=FIND(&quot;:&quot;;[.C78])" office:value-type="float" office:value="45" calcext:value-type="float">
            <text:p>45</text:p>
          </table:table-cell>
          <table:table-cell table:formula="of:=LEFT([.C78];[.D78]-1)" office:value-type="string" office:string-value="accounts-finance/accounts-finance-create.sql" calcext:value-type="string">
            <text:p>accounts-finance/accounts-finance-create.sql</text:p>
          </table:table-cell>
          <table:table-cell office:value-type="string" calcext:value-type="string">
            <text:p>qaf_sched_proc_stack</text:p>
          </table:table-cell>
          <table:table-cell table:formula="of:=FIND(&quot;_&quot;;[.C78];[.D78])" office:value-type="float" office:value="49" calcext:value-type="float">
            <text:p>49</text:p>
          </table:table-cell>
          <table:table-cell office:value-type="string" calcext:value-type="string">
            <text:p>sched_proc_stack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series</text:p>
          </table:table-cell>
          <table:table-cell table:formula="of:=FIND(&quot;:&quot;;[.C79])" office:value-type="float" office:value="47" calcext:value-type="float">
            <text:p>47</text:p>
          </table:table-cell>
          <table:table-cell table:formula="of:=LEFT([.C79];[.D79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series</text:p>
          </table:table-cell>
          <table:table-cell table:formula="of:=FIND(&quot;_&quot;;[.C79];[.D79])" office:value-type="float" office:value="52" calcext:value-type="float">
            <text:p>52</text:p>
          </table:table-cell>
          <table:table-cell office:value-type="string" calcext:value-type="string">
            <text:p>seri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pping-tracking/shipping-tracking-create.sql:ecst_shipments</text:p>
          </table:table-cell>
          <table:table-cell table:formula="of:=FIND(&quot;:&quot;;[.C80])" office:value-type="float" office:value="47" calcext:value-type="float">
            <text:p>47</text:p>
          </table:table-cell>
          <table:table-cell table:formula="of:=LEFT([.C80];[.D80]-1)" office:value-type="string" office:string-value="shipping-tracking/shipping-tracking-create.sql" calcext:value-type="string">
            <text:p>shipping-tracking/shipping-tracking-create.sql</text:p>
          </table:table-cell>
          <table:table-cell office:value-type="string" calcext:value-type="string">
            <text:p>ecst_shipments</text:p>
          </table:table-cell>
          <table:table-cell table:formula="of:=FIND(&quot;_&quot;;[.C80];[.D80])" office:value-type="float" office:value="52" calcext:value-type="float">
            <text:p>52</text:p>
          </table:table-cell>
          <table:table-cell office:value-type="string" calcext:value-type="string">
            <text:p>shipme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pping-tracking/shipping-tracking-create.sql:ecst_shipments_audit</text:p>
          </table:table-cell>
          <table:table-cell table:formula="of:=FIND(&quot;:&quot;;[.C81])" office:value-type="float" office:value="47" calcext:value-type="float">
            <text:p>47</text:p>
          </table:table-cell>
          <table:table-cell table:formula="of:=LEFT([.C81];[.D81]-1)" office:value-type="string" office:string-value="shipping-tracking/shipping-tracking-create.sql" calcext:value-type="string">
            <text:p>shipping-tracking/shipping-tracking-create.sql</text:p>
          </table:table-cell>
          <table:table-cell office:value-type="string" calcext:value-type="string">
            <text:p>ecst_shipments_audit</text:p>
          </table:table-cell>
          <table:table-cell table:formula="of:=FIND(&quot;_&quot;;[.C81];[.D81])" office:value-type="float" office:value="52" calcext:value-type="float">
            <text:p>52</text:p>
          </table:table-cell>
          <table:table-cell office:value-type="string" calcext:value-type="string">
            <text:p>shipments_audit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 qci_shipping_details</text:p>
          </table:table-cell>
          <table:table-cell table:formula="of:=FIND(&quot;:&quot;;[.C82])" office:value-type="float" office:value="47" calcext:value-type="float">
            <text:p>47</text:p>
          </table:table-cell>
          <table:table-cell table:formula="of:=LEFT([.C82];[.D82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shipping_details</text:p>
          </table:table-cell>
          <table:table-cell table:formula="of:=FIND(&quot;_&quot;;[.C82];[.D82])" office:value-type="float" office:value="52" calcext:value-type="float">
            <text:p>52</text:p>
          </table:table-cell>
          <table:table-cell office:value-type="string" calcext:value-type="string">
            <text:p>shipping_detail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report</text:p>
          </table:table-cell>
          <table:table-cell table:formula="of:=FIND(&quot;:&quot;;[.K83])" office:value-type="float" office:value="28" calcext:value-type="float">
            <text:p>28</text:p>
          </table:table-cell>
          <table:table-cell table:formula="of:=LEFT([.K83];[.L8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reportvars</text:p>
          </table:table-cell>
          <table:table-cell table:formula="of:=FIND(&quot;:&quot;;[.K84])" office:value-type="float" office:value="28" calcext:value-type="float">
            <text:p>28</text:p>
          </table:table-cell>
          <table:table-cell table:formula="of:=LEFT([.K84];[.L84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reportvars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semaphore</text:p>
          </table:table-cell>
          <table:table-cell table:formula="of:=FIND(&quot;:&quot;;[.K85])" office:value-type="float" office:value="28" calcext:value-type="float">
            <text:p>28</text:p>
          </table:table-cell>
          <table:table-cell table:formula="of:=LEFT([.K85];[.L85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semaph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pping-tracking/shipping-tracking-create.sql:ecst_shipto</text:p>
          </table:table-cell>
          <table:table-cell table:formula="of:=FIND(&quot;:&quot;;[.C86])" office:value-type="float" office:value="47" calcext:value-type="float">
            <text:p>47</text:p>
          </table:table-cell>
          <table:table-cell table:formula="of:=LEFT([.C86];[.D86]-1)" office:value-type="string" office:string-value="shipping-tracking/shipping-tracking-create.sql" calcext:value-type="string">
            <text:p>shipping-tracking/shipping-tracking-create.sql</text:p>
          </table:table-cell>
          <table:table-cell office:value-type="string" calcext:value-type="string">
            <text:p>ecst_shipto</text:p>
          </table:table-cell>
          <table:table-cell table:formula="of:=FIND(&quot;_&quot;;[.C86];[.D86])" office:value-type="float" office:value="52" calcext:value-type="float">
            <text:p>52</text:p>
          </table:table-cell>
          <table:table-cell office:value-type="string" calcext:value-type="string">
            <text:p>shipto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hipto</text:p>
          </table:table-cell>
          <table:table-cell table:formula="of:=FIND(&quot;:&quot;;[.K86])" office:value-type="float" office:value="28" calcext:value-type="float">
            <text:p>28</text:p>
          </table:table-cell>
          <table:table-cell table:formula="of:=LEFT([.K86];[.L86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ship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sic</text:p>
          </table:table-cell>
          <table:table-cell table:formula="of:=FIND(&quot;:&quot;;[.C87])" office:value-type="float" office:value="45" calcext:value-type="float">
            <text:p>45</text:p>
          </table:table-cell>
          <table:table-cell table:formula="of:=LEFT([.C87];[.D87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sic</text:p>
          </table:table-cell>
          <table:table-cell table:formula="of:=FIND(&quot;_&quot;;[.C87];[.D87])" office:value-type="float" office:value="49" calcext:value-type="float">
            <text:p>49</text:p>
          </table:table-cell>
          <table:table-cell office:value-type="string" calcext:value-type="string">
            <text:p>sic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ic</text:p>
          </table:table-cell>
          <table:table-cell table:formula="of:=FIND(&quot;:&quot;;[.K87])" office:value-type="float" office:value="28" calcext:value-type="float">
            <text:p>28</text:p>
          </table:table-cell>
          <table:table-cell table:formula="of:=LEFT([.K87];[.L87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s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status</text:p>
          </table:table-cell>
          <table:table-cell table:formula="of:=FIND(&quot;:&quot;;[.C88])" office:value-type="float" office:value="43" calcext:value-type="float">
            <text:p>43</text:p>
          </table:table-cell>
          <table:table-cell table:formula="of:=LEFT([.C88];[.D88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status</text:p>
          </table:table-cell>
          <table:table-cell table:formula="of:=FIND(&quot;_&quot;;[.C88];[.D88])" office:value-type="float" office:value="47" calcext:value-type="float">
            <text:p>47</text:p>
          </table:table-cell>
          <table:table-cell office:value-type="string" calcext:value-type="string">
            <text:p>status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status</text:p>
          </table:table-cell>
          <table:table-cell table:formula="of:=FIND(&quot;:&quot;;[.K88])" office:value-type="float" office:value="28" calcext:value-type="float">
            <text:p>28</text:p>
          </table:table-cell>
          <table:table-cell table:formula="of:=LEFT([.K88];[.L8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tax</text:p>
          </table:table-cell>
          <table:table-cell table:formula="of:=FIND(&quot;:&quot;;[.C89])" office:value-type="float" office:value="43" calcext:value-type="float">
            <text:p>43</text:p>
          </table:table-cell>
          <table:table-cell table:formula="of:=LEFT([.C89];[.D89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tax</text:p>
          </table:table-cell>
          <table:table-cell table:formula="of:=FIND(&quot;_&quot;;[.C89];[.D89])" office:value-type="float" office:value="47" calcext:value-type="float">
            <text:p>47</text:p>
          </table:table-cell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tax</text:p>
          </table:table-cell>
          <table:table-cell table:formula="of:=FIND(&quot;:&quot;;[.K89])" office:value-type="float" office:value="28" calcext:value-type="float">
            <text:p>28</text:p>
          </table:table-cell>
          <table:table-cell table:formula="of:=LEFT([.K89];[.L8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template_accounts</text:p>
          </table:table-cell>
          <table:table-cell table:formula="of:=FIND(&quot;:&quot;;[.C90])" office:value-type="float" office:value="43" calcext:value-type="float">
            <text:p>43</text:p>
          </table:table-cell>
          <table:table-cell table:formula="of:=LEFT([.C90];[.D90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template_accounts</text:p>
          </table:table-cell>
          <table:table-cell table:formula="of:=FIND(&quot;_&quot;;[.C90];[.D90])" office:value-type="float" office:value="47" calcext:value-type="float">
            <text:p>47</text:p>
          </table:table-cell>
          <table:table-cell office:value-type="string" calcext:value-type="string">
            <text:p>template_accoun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template_defaults</text:p>
          </table:table-cell>
          <table:table-cell table:formula="of:=FIND(&quot;:&quot;;[.C91])" office:value-type="float" office:value="43" calcext:value-type="float">
            <text:p>43</text:p>
          </table:table-cell>
          <table:table-cell table:formula="of:=LEFT([.C91];[.D91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template_defaults</text:p>
          </table:table-cell>
          <table:table-cell table:formula="of:=FIND(&quot;_&quot;;[.C91];[.D91])" office:value-type="float" office:value="47" calcext:value-type="float">
            <text:p>47</text:p>
          </table:table-cell>
          <table:table-cell office:value-type="string" calcext:value-type="string">
            <text:p>template_default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template_taxes</text:p>
          </table:table-cell>
          <table:table-cell table:formula="of:=FIND(&quot;:&quot;;[.C92])" office:value-type="float" office:value="43" calcext:value-type="float">
            <text:p>43</text:p>
          </table:table-cell>
          <table:table-cell table:formula="of:=LEFT([.C92];[.D92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template_taxes</text:p>
          </table:table-cell>
          <table:table-cell table:formula="of:=FIND(&quot;_&quot;;[.C92];[.D92])" office:value-type="float" office:value="47" calcext:value-type="float">
            <text:p>47</text:p>
          </table:table-cell>
          <table:table-cell office:value-type="string" calcext:value-type="string">
            <text:p>template_taxes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translation</text:p>
          </table:table-cell>
          <table:table-cell table:formula="of:=FIND(&quot;:&quot;;[.C93])" office:value-type="float" office:value="43" calcext:value-type="float">
            <text:p>43</text:p>
          </table:table-cell>
          <table:table-cell table:formula="of:=LEFT([.C93];[.D93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translation</text:p>
          </table:table-cell>
          <table:table-cell table:formula="of:=FIND(&quot;_&quot;;[.C93];[.D93])" office:value-type="float" office:value="47" calcext:value-type="float">
            <text:p>47</text:p>
          </table:table-cell>
          <table:table-cell office:value-type="string" calcext:value-type="string">
            <text:p>translation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translation</text:p>
          </table:table-cell>
          <table:table-cell table:formula="of:=FIND(&quot;:&quot;;[.K93])" office:value-type="float" office:value="28" calcext:value-type="float">
            <text:p>28</text:p>
          </table:table-cell>
          <table:table-cell table:formula="of:=LEFT([.K93];[.L93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custom_tables.sql:trf</text:p>
          </table:table-cell>
          <table:table-cell table:formula="of:=FIND(&quot;:&quot;;[.K94])" office:value-type="float" office:value="35" calcext:value-type="float">
            <text:p>35</text:p>
          </table:table-cell>
          <table:table-cell table:formula="of:=LEFT([.K94];[.L94]-1)" office:value-type="string" office:string-value="ledger123/sql/Pg-custom_tables.sql" calcext:value-type="string">
            <text:p>ledger123/sql/Pg-custom_tables.sql</text:p>
          </table:table-cell>
          <table:table-cell office:value-type="string" calcext:value-type="string">
            <text:p>tr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vendor</text:p>
          </table:table-cell>
          <table:table-cell table:formula="of:=FIND(&quot;:&quot;;[.C95])" office:value-type="float" office:value="45" calcext:value-type="float">
            <text:p>45</text:p>
          </table:table-cell>
          <table:table-cell table:formula="of:=LEFT([.C95];[.D95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vendor</text:p>
          </table:table-cell>
          <table:table-cell table:formula="of:=FIND(&quot;_&quot;;[.C95];[.D95])" office:value-type="float" office:value="49" calcext:value-type="float">
            <text:p>49</text:p>
          </table:table-cell>
          <table:table-cell office:value-type="string" calcext:value-type="string">
            <text:p>vendor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vendor</text:p>
          </table:table-cell>
          <table:table-cell table:formula="of:=FIND(&quot;:&quot;;[.K95])" office:value-type="float" office:value="28" calcext:value-type="float">
            <text:p>28</text:p>
          </table:table-cell>
          <table:table-cell table:formula="of:=LEFT([.K95];[.L95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vendor_object_id_map</text:p>
          </table:table-cell>
          <table:table-cell table:formula="of:=FIND(&quot;:&quot;;[.C96])" office:value-type="float" office:value="45" calcext:value-type="float">
            <text:p>45</text:p>
          </table:table-cell>
          <table:table-cell table:formula="of:=LEFT([.C96];[.D96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vendor_object_id_map</text:p>
          </table:table-cell>
          <table:table-cell table:formula="of:=FIND(&quot;_&quot;;[.C96];[.D96])" office:value-type="float" office:value="49" calcext:value-type="float">
            <text:p>49</text:p>
          </table:table-cell>
          <table:table-cell office:value-type="string" calcext:value-type="string">
            <text:p>vendor_object_id_map</text:p>
          </table:table-cell>
          <table:table-cell table:number-columns-repeated="6" office:value-type="string" calcext:value-type="string">
            <text:p>&amp;nbsp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entities-channels-create.sql:qal_vendor_tax</text:p>
          </table:table-cell>
          <table:table-cell table:formula="of:=FIND(&quot;:&quot;;[.C97])" office:value-type="float" office:value="45" calcext:value-type="float">
            <text:p>45</text:p>
          </table:table-cell>
          <table:table-cell table:formula="of:=LEFT([.C97];[.D97]-1)" office:value-type="string" office:string-value="accounts-ledger/entities-channels-create.sql" calcext:value-type="string">
            <text:p>accounts-ledger/entities-channels-create.sql</text:p>
          </table:table-cell>
          <table:table-cell office:value-type="string" calcext:value-type="string">
            <text:p>qal_vendor_tax</text:p>
          </table:table-cell>
          <table:table-cell table:formula="of:=FIND(&quot;_&quot;;[.C97];[.D97])" office:value-type="float" office:value="49" calcext:value-type="float">
            <text:p>49</text:p>
          </table:table-cell>
          <table:table-cell office:value-type="string" calcext:value-type="string">
            <text:p>vendor_tax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vendortax</text:p>
          </table:table-cell>
          <table:table-cell table:formula="of:=FIND(&quot;:&quot;;[.K97])" office:value-type="float" office:value="28" calcext:value-type="float">
            <text:p>28</text:p>
          </table:table-cell>
          <table:table-cell table:formula="of:=LEFT([.K97];[.L97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vendortax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&amp;nbsp;</text:p>
          </table:table-cell>
          <table:table-cell office:value-type="string" calcext:value-type="string">
            <text:p>ledger123/sql/Pg-tables.sql:vr</text:p>
          </table:table-cell>
          <table:table-cell table:formula="of:=FIND(&quot;:&quot;;[.K98])" office:value-type="float" office:value="28" calcext:value-type="float">
            <text:p>28</text:p>
          </table:table-cell>
          <table:table-cell table:formula="of:=LEFT([.K98];[.L98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ory-control/inventory-control-create.sql:qci_warehouse</text:p>
          </table:table-cell>
          <table:table-cell table:formula="of:=FIND(&quot;:&quot;;[.C99])" office:value-type="float" office:value="47" calcext:value-type="float">
            <text:p>47</text:p>
          </table:table-cell>
          <table:table-cell table:formula="of:=LEFT([.C99];[.D99]-1)" office:value-type="string" office:string-value="inventory-control/inventory-control-create.sql" calcext:value-type="string">
            <text:p>inventory-control/inventory-control-create.sql</text:p>
          </table:table-cell>
          <table:table-cell office:value-type="string" calcext:value-type="string">
            <text:p>qci_warehouse</text:p>
          </table:table-cell>
          <table:table-cell table:formula="of:=FIND(&quot;_&quot;;[.C99];[.D99])" office:value-type="float" office:value="51" calcext:value-type="float">
            <text:p>51</text:p>
          </table:table-cell>
          <table:table-cell office:value-type="string" calcext:value-type="string">
            <text:p>warehouse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warehouse</text:p>
          </table:table-cell>
          <table:table-cell table:formula="of:=FIND(&quot;:&quot;;[.K99])" office:value-type="float" office:value="28" calcext:value-type="float">
            <text:p>28</text:p>
          </table:table-cell>
          <table:table-cell table:formula="of:=LEFT([.K99];[.L99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wareho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ounts-ledger/accounts-ledger-create.sql:qal_yearend</text:p>
          </table:table-cell>
          <table:table-cell table:formula="of:=FIND(&quot;:&quot;;[.C100])" office:value-type="float" office:value="43" calcext:value-type="float">
            <text:p>43</text:p>
          </table:table-cell>
          <table:table-cell table:formula="of:=LEFT([.C100];[.D100]-1)" office:value-type="string" office:string-value="accounts-ledger/accounts-ledger-create.sql" calcext:value-type="string">
            <text:p>accounts-ledger/accounts-ledger-create.sql</text:p>
          </table:table-cell>
          <table:table-cell office:value-type="string" calcext:value-type="string">
            <text:p>qal_yearend</text:p>
          </table:table-cell>
          <table:table-cell table:formula="of:=FIND(&quot;_&quot;;[.C100];[.D100])" office:value-type="float" office:value="47" calcext:value-type="float">
            <text:p>47</text:p>
          </table:table-cell>
          <table:table-cell office:value-type="string" calcext:value-type="string">
            <text:p>yearend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ledger123/sql/Pg-tables.sql:yearend</text:p>
          </table:table-cell>
          <table:table-cell table:formula="of:=FIND(&quot;:&quot;;[.K100])" office:value-type="float" office:value="28" calcext:value-type="float">
            <text:p>28</text:p>
          </table:table-cell>
          <table:table-cell table:formula="of:=LEFT([.K100];[.L100]-1)" office:value-type="string" office:string-value="ledger123/sql/Pg-tables.sql" calcext:value-type="string">
            <text:p>ledger123/sql/Pg-tables.sql</text:p>
          </table:table-cell>
          <table:table-cell office:value-type="string" calcext:value-type="string">
            <text:p>yearend</text:p>
          </table:table-cell>
        </table:table-row>
      </table:table>
      <table:named-expressions/>
      <table:database-ranges>
        <table:database-range table:name="__Anonymous_Sheet_DB__0" table:target-range-address="'notes-db'.C1:'notes-db'.H10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21:28:41.277995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21:34:18.458297591</dc:date>
    <meta:editing-duration>PT1H4M22S</meta:editing-duration>
    <meta:editing-cycles>13</meta:editing-cycles>
    <meta:generator>LibreOffice/6.0.7.3$Linux_X86_64 LibreOffice_project/00m0$Build-3</meta:generator>
    <meta:document-statistic meta:table-count="1" meta:cell-count="1156" meta:object-count="0"/>
  </office:meta>
</office:document-meta>
</file>